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Table_20_Contents">
      <style:text-properties style:font-name="Liberation Sans" fo:font-size="12pt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2" style:family="paragraph" style:parent-style-name="Footnote">
      <style:text-properties style:font-name="Liberation Sans" officeooo:rsid="043ccc66" officeooo:paragraph-rsid="0e849f1d"/>
    </style:style>
    <style:style style:name="P23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5" style:family="paragraph" style:parent-style-name="Footnote">
      <style:text-properties style:font-name="Liberation Sans" officeooo:paragraph-rsid="0f99f892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d5d07c4"/>
    </style:style>
    <style:style style:name="P55" style:family="paragraph" style:parent-style-name="Standard">
      <style:text-properties officeooo:paragraph-rsid="0d72706e"/>
    </style:style>
    <style:style style:name="P56" style:family="paragraph" style:parent-style-name="Standard">
      <style:text-properties officeooo:paragraph-rsid="0dbec325"/>
    </style:style>
    <style:style style:name="P57" style:family="paragraph" style:parent-style-name="Standard">
      <style:text-properties officeooo:paragraph-rsid="0e671814"/>
    </style:style>
    <style:style style:name="P58" style:family="paragraph" style:parent-style-name="Standard">
      <style:text-properties officeooo:paragraph-rsid="0e8aa5aa"/>
    </style:style>
    <style:style style:name="P59" style:family="paragraph" style:parent-style-name="Standard">
      <style:text-properties officeooo:rsid="0e8aa5aa" officeooo:paragraph-rsid="0e8aa5aa"/>
    </style:style>
    <style:style style:name="P60" style:family="paragraph" style:parent-style-name="Standard">
      <style:text-properties officeooo:rsid="0e8aa5aa" officeooo:paragraph-rsid="0fb9804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3" style:family="paragraph" style:parent-style-name="Footnote">
      <style:text-properties officeooo:rsid="043ccc66" officeooo:paragraph-rsid="0e849f1d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ecd4bf5"/>
    </style:style>
    <style:style style:name="P66" style:family="paragraph" style:parent-style-name="Footnote">
      <style:text-properties officeooo:paragraph-rsid="0f025efd"/>
    </style:style>
    <style:style style:name="P67" style:family="paragraph" style:parent-style-name="Standard">
      <style:text-properties officeooo:paragraph-rsid="0f0649dd"/>
    </style:style>
    <style:style style:name="P68" style:family="paragraph" style:parent-style-name="Footnote">
      <style:text-properties officeooo:paragraph-rsid="0f140c00"/>
    </style:style>
    <style:style style:name="P69" style:family="paragraph" style:parent-style-name="Standard">
      <style:text-properties officeooo:paragraph-rsid="0f466349"/>
    </style:style>
    <style:style style:name="P70" style:family="paragraph" style:parent-style-name="Footnote">
      <style:text-properties officeooo:paragraph-rsid="0f12f362"/>
    </style:style>
    <style:style style:name="P71" style:family="paragraph" style:parent-style-name="Footnote">
      <style:text-properties officeooo:paragraph-rsid="0f051f9f"/>
    </style:style>
    <style:style style:name="P72" style:family="paragraph" style:parent-style-name="Footnote">
      <style:text-properties officeooo:paragraph-rsid="0f8706e5"/>
    </style:style>
    <style:style style:name="P73" style:family="paragraph" style:parent-style-name="Standard">
      <style:text-properties officeooo:paragraph-rsid="0f99f892"/>
    </style:style>
    <style:style style:name="P74" style:family="paragraph" style:parent-style-name="Standard">
      <style:text-properties officeooo:paragraph-rsid="0fb98046"/>
    </style:style>
    <style:style style:name="P75" style:family="paragraph" style:parent-style-name="Standard">
      <style:text-properties officeooo:paragraph-rsid="0fc931f5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fc3b2a9"/>
    </style:style>
    <style:style style:name="P80" style:family="paragraph" style:parent-style-name="Standard">
      <style:paragraph-properties fo:text-align="center" style:justify-single-word="false"/>
      <style:text-properties officeooo:paragraph-rsid="0fb98046"/>
    </style:style>
    <style:style style:name="P81" style:family="paragraph" style:parent-style-name="Standard">
      <style:paragraph-properties fo:text-align="center" style:justify-single-word="false"/>
      <style:text-properties officeooo:paragraph-rsid="0e03342d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fd58c4e"/>
    </style:style>
    <style:style style:name="P84" style:family="paragraph" style:parent-style-name="Standard">
      <style:paragraph-properties fo:text-align="center" style:justify-single-word="false"/>
      <style:text-properties officeooo:paragraph-rsid="0e0bda5c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text-properties officeooo:rsid="0fde3dbd" officeooo:paragraph-rsid="0fde3dbd"/>
    </style:style>
    <style:style style:name="P89" style:family="paragraph" style:parent-style-name="Standard">
      <style:text-properties officeooo:paragraph-rsid="0fcd2b2a"/>
    </style:style>
    <style:style style:name="P90" style:family="paragraph" style:parent-style-name="Standard">
      <style:text-properties officeooo:paragraph-rsid="0fad1a3f"/>
    </style:style>
    <style:style style:name="P91" style:family="paragraph" style:parent-style-name="Standard">
      <style:text-properties officeooo:paragraph-rsid="0e0463fc"/>
    </style:style>
    <style:style style:name="P92" style:family="paragraph" style:parent-style-name="Standard">
      <style:text-properties officeooo:paragraph-rsid="0e2a40f4"/>
    </style:style>
    <style:style style:name="P93" style:family="paragraph" style:parent-style-name="Standard">
      <style:text-properties officeooo:paragraph-rsid="0fc57c5b"/>
    </style:style>
    <style:style style:name="P94" style:family="paragraph" style:parent-style-name="Standard">
      <style:text-properties officeooo:paragraph-rsid="0ff5414a"/>
    </style:style>
    <style:style style:name="P95" style:family="paragraph" style:parent-style-name="Standard">
      <style:text-properties officeooo:paragraph-rsid="0ff55d50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fo:font-size="10pt" officeooo:rsid="0db4d737" style:font-size-asian="10pt" style:font-size-complex="10pt"/>
    </style:style>
    <style:style style:name="T17" style:family="text">
      <style:text-properties style:font-name="Liberation Sans" fo:font-size="10pt" officeooo:rsid="0db5d4ba" style:font-size-asian="10pt" style:font-size-complex="10pt"/>
    </style:style>
    <style:style style:name="T18" style:family="text">
      <style:text-properties style:font-name="Liberation Sans" fo:font-size="10pt" officeooo:rsid="0f856ad1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officeooo:rsid="0f19e10f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4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44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4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46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5" style:family="text">
      <style:text-properties fo:color="#000000" loext:opacity="100%" style:font-name="Liberation Sans" fo:font-size="12pt" style:font-size-asian="12pt" style:font-size-complex="12pt"/>
    </style:style>
    <style:style style:name="T25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5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77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78" style:family="text">
      <style:text-properties style:use-window-font-color="true" loext:opacity="0%" style:font-name="Liberation Sans" officeooo:rsid="047da547"/>
    </style:style>
    <style:style style:name="T27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0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1" style:family="text">
      <style:text-properties style:use-window-font-color="true" loext:opacity="0%" style:font-name="Liberation Sans" fo:font-size="12pt" style:font-size-asian="12pt" style:font-size-complex="12pt"/>
    </style:style>
    <style:style style:name="T312" style:family="text">
      <style:text-properties style:use-window-font-color="true" loext:opacity="0%" style:font-name="Liberation Sans" officeooo:rsid="0efd8e5c"/>
    </style:style>
    <style:style style:name="T313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14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5" style:family="text">
      <style:text-properties officeooo:rsid="04473353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3" style:family="text">
      <style:text-properties officeooo:rsid="0eef9ccc"/>
    </style:style>
    <style:style style:name="T324" style:family="text">
      <style:text-properties officeooo:rsid="0e80285f"/>
    </style:style>
    <style:style style:name="T325" style:family="text">
      <style:text-properties officeooo:rsid="0e838e2a"/>
    </style:style>
    <style:style style:name="T326" style:family="text">
      <style:text-properties officeooo:rsid="0e83c34e"/>
    </style:style>
    <style:style style:name="T32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3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34" style:family="text">
      <style:text-properties officeooo:rsid="0f82bd44"/>
    </style:style>
    <style:style style:name="T335" style:family="text">
      <style:text-properties officeooo:rsid="0f0ca65a"/>
    </style:style>
    <style:style style:name="T336" style:family="text">
      <style:text-properties style:font-name="Liberation Mono" fo:font-size="11pt" style:font-size-asian="11pt" style:font-size-complex="11pt"/>
    </style:style>
    <style:style style:name="T337" style:family="text">
      <style:text-properties officeooo:rsid="0fdff8ab"/>
    </style:style>
    <style:style style:name="T338" style:family="text"/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6"><text:span text:style-name="T218">C</text:span><text:span text:style-name="T217">hecklist voor </text:span><text:span text:style-name="T219">de installatie</text:span><text:span text:style-name="T217"> van </text:span><text:span text:style-name="T217"><text:user-field-get text:name="Distro">Debian</text:user-field-get></text:span><text:span text:style-name="T220"><text:s/></text:span><text:span text:style-name="T220"><text:user-field-get text:name="Version">12</text:user-field-get></text:span><text:span text:style-name="Strong_20_Emphasis"><text:span text:style-name="T252"><text:s/></text:span></text:span><text:span text:style-name="Strong_20_Emphasis"><text:span text:style-name="T253">LTS</text:span></text:span><text:span text:style-name="T221"><text:note text:id="ftn1" text:note-class="footnote"><text:note-citation>1</text:note-citation><text:note-body><text:p text:style-name="P25"><text:span text:style-name="T258">LTS</text:span><text:span text:style-name="T265"> </text:span><text:span text:style-name="T266">staat voor</text:span><text:span text:style-name="T267"> </text:span><text:span text:style-name="T258">Long-Term Support, langetermijnondersteuning, </text:span><text:span text:style-name="T268">en </text:span><text:span text:style-name="T270">d</text:span><text:span text:style-name="T268">eze </text:span><text:span text:style-name="T274"><text:user-field-get text:name="Distro">Debian</text:user-field-get></text:span><text:span text:style-name="T275"><text:s/></text:span><text:span text:style-name="T275"><text:user-field-get text:name="Version">12</text:user-field-get></text:span><text:span text:style-name="Strong_20_Emphasis"><text:span text:style-name="T254"><text:s/></text:span></text:span><text:span text:style-name="T268">LTS </text:span><text:span text:style-name="T271">(codenaam </text:span><text:span text:style-name="T273">bookworm</text:span><text:span text:style-name="T271">) </text:span><text:span text:style-name="T266">van</text:span><text:span text:style-name="T269"> </text:span><text:span text:style-name="T273">juni</text:span><text:span text:style-name="T262"> </text:span><text:span text:style-name="Strong_20_Emphasis"><text:span text:style-name="T162"><text:user-field-get text:name="Releaseyear">2023</text:user-field-get></text:span></text:span><text:span text:style-name="T262"><text:s/></text:span><text:span text:style-name="T258">wordt </text:span><text:span text:style-name="T263">vijf</text:span><text:span text:style-name="T258"> jaar onder</text:span><text:span text:style-name="T272">steund</text:span><text:span text:style-name="T264"> </text:span><text:span text:style-name="T258">tot </text:span><text:span text:style-name="T273">juni</text:span><text:span text:style-name="T259"> </text:span><text:span text:style-name="T258">202</text:span><text:span text:style-name="T273">8</text:span><text:span text:style-name="T260">.</text:span></text:p></text:note-body></text:note></text:span><text:span text:style-name="T222"> </text:span><text:span text:style-name="T222"><text:user-field-get text:name="Edition">desktop</text:user-field-get></text:span><text:span text:style-name="T223"><text:s/></text:span><text:span text:style-name="T224">(gnome).</text:span></text:p>
      <text:p text:style-name="P41"/>
      <text:p text:style-name="P40"><text:span text:style-name="T19">Vul </text:span><text:span text:style-name="T20">achter</text:span><text:span text:style-name="T13"> de </text:span><text:span text:style-name="Definition"><text:span text:style-name="T335">ONDERSTREEPTE</text:span></text:span><text:span text:style-name="T1"> </text:span><text:span text:style-name="T14">woorden</text:span><text:span text:style-name="T13"> het</text:span><text:span text:style-name="Strong_20_Emphasis"><text:span text:style-name="T333"> </text:span></text:span><text:span text:style-name="Strong_20_Emphasis"><text:span text:style-name="T332">tekstvak</text:span></text:span><text:span text:style-name="T14"> </text:span><text:span text:style-name="T19">in,</text:span><text:span text:style-name="T14"> </text:span><text:span text:style-name="T278">zie </text:span><text:span text:style-name="T312">[</text:span><text:span text:style-name="T278">toelichting</text:span><text:span text:style-name="T312">]</text:span><text:span text:style-name="T14">:</text:span></text:p>
      <text:p text:style-name="P30"><text:span text:style-name="Definition"><text:span text:style-name="T280">g</text:span></text:span><text:span text:style-name="Definition"><text:span text:style-name="T279">ebruiker</text:span></text:span><text:span text:style-name="T284"><text:tab/><text:tab/></text:span><text:span text:style-name="T311"> <text:tab/><text:tab/></text:span><draw:control text:anchor-type="as-char" svg:y="-0.429cm" draw:z-index="7" draw:name="Gebruiker" draw:style-name="gr2" draw:text-style-name="P102" svg:width="6.002cm" svg:height="0.6cm" draw:control="control8"><svg:title>Gebruiker</svg:title><svg:desc>Volledige naam, bijv. Jan Stek</svg:desc></draw:control><text:span text:style-name="T285"><text:tab/></text:span><text:span text:style-name="T286">[</text:span><text:span text:style-name="T281">volledige naam, bijv. </text:span><text:span text:style-name="T308">J</text:span><text:span text:style-name="T309">a</text:span><text:span text:style-name="T308">n </text:span><text:span text:style-name="T309">Jansen</text:span><text:span text:style-name="T310">]</text:span></text:p>
      <text:p text:style-name="Standard"><text:span text:style-name="Definition"><text:span text:style-name="T280">g</text:span></text:span><text:span text:style-name="Definition">ebruikersnaam</text:span><text:span text:style-name="T279"><text:tab/></text:span><text:span text:style-name="T279"><draw:control text:anchor-type="as-char" svg:y="-0.429cm" draw:z-index="8" draw:name="Gberuikersnaam" draw:style-name="gr2" draw:text-style-name="P102" svg:width="6.002cm" svg:height="0.6cm" draw:control="control9"><svg:title>Gebruikersnaam</svg:title><svg:desc>Korte naam, bijv. jan</svg:desc></draw:control></text:span><text:span text:style-name="T279"><text:tab/></text:span><text:span text:style-name="T7">[</text:span><text:span text:style-name="T6">korte naam, bijv. </text:span><text:span text:style-name="T243">j</text:span><text:span text:style-name="T244">a</text:span><text:span text:style-name="T243">n</text:span><text:span text:style-name="T245">]</text:span></text:p>
      <text:p text:style-name="P26"><text:span text:style-name="Definition"><text:span text:style-name="T288">c</text:span></text:span><text:span text:style-name="Definition">omputernaam</text:span><text:span text:style-name="T287"><text:tab/><text:tab/></text:span><text:span text:style-name="T285"><draw:control text:anchor-type="as-char" svg:y="-0.429cm" draw:z-index="9" draw:name="Computernaam" draw:style-name="gr2" draw:text-style-name="P102" svg:width="6.002cm" svg:height="0.6cm" draw:control="control10"><svg:title>Computernaam</svg:title><svg:desc>Unieke naam van de computer</svg:desc></draw:control></text:span><text:span text:style-name="T285"><text:tab/></text:span><text:span text:style-name="T296">[</text:span><text:span text:style-name="T292">naam van de compute</text:span><text:span text:style-name="T293">r, </text:span><text:span text:style-name="T294">bijv. p</text:span><text:span text:style-name="T295">c02</text:span><text:span text:style-name="T296">]</text:span></text:p>
      <text:p text:style-name="P26"><text:span text:style-name="Definition"><text:span text:style-name="T280">o</text:span></text:span><text:span text:style-name="Definition"><text:span text:style-name="T279">pstartmenu</text:span></text:span><text:span text:style-name="T285"><text:tab/><text:tab/><text:tab/></text:span><text:span text:style-name="T285"><draw:control text:anchor-type="as-char" svg:y="-0.429cm" draw:z-index="10" draw:name="Opstartmenu" draw:style-name="gr2" draw:text-style-name="P102" svg:width="6.002cm" svg:height="0.6cm" draw:control="control11"><svg:title>Opstartmenu</svg:title><svg:desc>Toets voor het opstartmenu ("bootmenu")</svg:desc></draw:control></text:span><text:span text:style-name="T285"><text:tab/></text:span><text:span text:style-name="T296">[</text:span><text:span text:style-name="T292">to</text:span><text:span text:style-name="T297">ets voor het opstartmedium</text:span><text:span text:style-name="T298">]</text:span></text:p>
      <text:p text:style-name="P29"><text:span text:style-name="Definition"><text:span text:style-name="T289">i</text:span></text:span><text:span text:style-name="Definition"><text:span text:style-name="T290">nstellingen</text:span></text:span><text:span text:style-name="T291"><text:tab/> <text:tab/><text:tab/></text:span><text:span text:style-name="T291"><draw:control text:anchor-type="as-char" svg:y="-0.429cm" draw:z-index="6" draw:name="Instellingen" draw:style-name="gr2" draw:text-style-name="P102" svg:width="6.002cm" svg:height="0.6cm" draw:control="control7"><svg:title>Instellingen</svg:title><svg:desc>Toets voor het BIOS/UEFI-scherm ("setup")</svg:desc></draw:control></text:span><text:span text:style-name="T291"><text:tab/></text:span><text:span text:style-name="T296">[</text:span><text:span text:style-name="T292">toets voor het UEFI-BIOS-scherm</text:span><text:span text:style-name="T296">]</text:span></text:p>
      <text:p text:style-name="P27"><text:span text:style-name="Definition"><text:span text:style-name="T301">g</text:span></text:span><text:span text:style-name="Definition"><text:span text:style-name="T300">ebruiker</text:span></text:span><text:span text:style-name="Definition"><text:span text:style-name="T302">2</text:span></text:span><text:span text:style-name="T299"><text:tab/></text:span><text:span text:style-name="T311"> <text:tab/><text:tab/></text:span><text:span text:style-name="T285"><draw:control text:anchor-type="as-char" svg:y="-0.429cm" draw:z-index="16" draw:name="Gebruiker 1" draw:style-name="gr2" draw:text-style-name="P102" svg:width="6.002cm" svg:height="0.6cm" draw:control="control17"><svg:title>Gebruiker</svg:title><svg:desc>Volledige naam, bijv. Jan Stek</svg:desc></draw:control></text:span><text:span text:style-name="T285"><text:tab/></text:span><text:span text:style-name="T286">[</text:span><text:span text:style-name="T281">volledige naam </text:span><text:span text:style-name="T282">evt. 2</text:span><text:span text:style-name="T313">e</text:span><text:span text:style-name="T282"> gebruiker</text:span><text:span text:style-name="T283">]</text:span></text:p>
      <text:p text:style-name="P65"><text:span text:style-name="Definition"><text:span text:style-name="T301">g</text:span></text:span><text:span text:style-name="Definition"><text:span text:style-name="T300">ebruikersnaam</text:span></text:span><text:span text:style-name="Definition"><text:span text:style-name="T302">2</text:span></text:span><text:span text:style-name="T300"><text:tab/></text:span><text:span text:style-name="T279"><draw:control text:anchor-type="as-char" svg:y="-0.429cm" draw:z-index="17" draw:name="Gberuikersnaam 1" draw:style-name="gr2" draw:text-style-name="P102" svg:width="6.002cm" svg:height="0.6cm" draw:control="control18"><svg:title>Gebruikersnaam</svg:title><svg:desc>Korte naam, bijv. jan</svg:desc></draw:control></text:span><text:span text:style-name="T279"><text:tab/></text:span><text:span text:style-name="T304">[</text:span><text:span text:style-name="T303">korte naam</text:span><text:span text:style-name="T305"> </text:span><text:span text:style-name="T306">evt. 2</text:span><text:span text:style-name="T314">e</text:span><text:span text:style-name="T306"> gebruiker</text:span><text:span text:style-name="T307">]</text:span></text:p>
      <text:p text:style-name="P31"><text:span text:style-name="T229">Vervang </text:span><text:span text:style-name="T234">de</text:span><text:span text:style-name="T229"> </text:span><text:span text:style-name="Definition"><text:span text:style-name="T22">ONDERSTREEPTE</text:span></text:span><text:span text:style-name="T229"> </text:span><text:span text:style-name="T230">woorden </text:span><text:span text:style-name="T229">in deze checklist door </text:span><text:span text:style-name="T234">d</text:span><text:span text:style-name="T236">i</text:span><text:span text:style-name="T234">e </text:span><text:span text:style-name="T235">in </text:span><text:span text:style-name="T236">het</text:span><text:span text:style-name="Strong_20_Emphasis"><text:span text:style-name="T51"> </text:span></text:span><text:span text:style-name="Strong_20_Emphasis"><text:span text:style-name="T82">tekstvak</text:span></text:span><text:span text:style-name="T229">.</text:span></text:p>
      <text:p text:style-name="P34"/>
      <text:p text:style-name="P34"/>
      <text:p text:style-name="P28"><text:span text:style-name="T241">Nog niet op Linux?</text:span><text:span text:style-name="T231"><text:tab/></text:span><text:span text:style-name="T237"><text:tab/></text:span><text:span text:style-name="T238">G</text:span><text:span text:style-name="T228">ebruik </text:span><text:span text:style-name="Strong_20_Emphasis"><text:span text:style-name="T242">Checklist migratie</text:span></text:span><text:span text:style-name="T228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32"> onder </text:span><text:span text:style-name="T240">Linux</text:span><text:span text:style-name="T233">.</text:span></text:p>
      <text:p text:style-name="P21"><text:span text:style-name="T215">Nieuwe installatie?</text:span><text:span text:style-name="T210"><text:tab/></text:span><text:span text:style-name="T212"></text:span><text:span text:style-name="T214"><text:tab/></text:span><text:span text:style-name="T213">B</text:span><text:span text:style-name="T210">egin bij hoofdstuk </text:span><text:span text:style-name="T215"><text:bookmark-ref text:reference-format="page" text:ref-name="__RefNumPara__4009_1271708128">2</text:bookmark-ref></text:span><text:span text:style-name="T215"><text:s text:c="2"/></text:span><text:span text:style-name="T216"><text:bookmark-ref text:reference-format="text" text:ref-name="__RefNumPara__4009_1271708128">Installatie uitvoeren</text:bookmark-ref></text:span><text:span text:style-name="T211">.</text:span></text:p>
      <text:p text:style-name="P32"><text:span text:style-name="Strong_20_Emphasis"><text:span text:style-name="T239"/></text:span></text:p>
      <text:p text:style-name="P32"><text:span text:style-name="Strong_20_Emphasis"><text:span text:style-name="T239"/></text:span></text:p>
      <text:list xml:id="list1196283996" text:style-name="L1">
        <text:list-item>
          <text:p text:style-name="P97"><text:bookmark-start text:name="__RefNumPara__4083_1271708128"/>Installatie voorbereide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0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9" draw:name="Vorm 2" draw:style-name="gr1" draw:text-style-name="P101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4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7"><text:note text:id="ftn2" text:note-class="footnote"><text:note-citation>2</text:note-citation><text:note-body><text:p text:style-name="P22"><text:span text:style-name="T176">E</text:span><text:span text:style-name="T179">v</text:span><text:span text:style-name="T180">en</text:span><text:span text:style-name="T182">t</text:span><text:span text:style-name="T183">uele </text:span><text:span text:style-name="T184">extra </text:span><text:span text:style-name="Definition"><text:span text:style-name="T319">gebruiker</text:span></text:span><text:span text:style-name="T184">s aanmelden </text:span><text:span text:style-name="T185">en dezelfde stappen uitvoeren</text:span><text:span text:style-name="T181">.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46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4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1" draw:name="Vorm4" draw:style-name="gr1" draw:text-style-name="P101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20" draw:name="Vorm 3" draw:style-name="gr1" draw:text-style-name="P101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67"><text:span text:style-name="Strong_20_Emphasis"><text:span text:style-name="T46">Installeer </text:span></text:span><text:span text:style-name="Strong_20_Emphasis"><text:span text:style-name="T81">pakket kz</text:span></text:span><text:span text:style-name="Strong_20_Emphasis"><text:span text:style-name="T81"><text:note text:id="ftn3" text:note-class="footnote"><text:note-citation>3</text:note-citation><text:note-body><text:p text:style-name="P70"><text:span text:style-name="T325">Debian-</text:span><text:span text:style-name="T326">p</text:span>akket kz plaatst documenten en scripts van Karel Zimmer <text:span text:style-name="T324">(zie </text:span><text:a xlink:type="simple" xlink:href="https://karelzimmer.nl/" text:style-name="Internet_20_link" text:visited-style-name="Visited_20_Internet_20_Link"><text:span text:style-name="Strong_20_Emphasis"><text:span text:style-name="T322">karelzimmer.nl</text:span></text:span></text:a><text:span text:style-name="Strong_20_Emphasis"><text:span text:style-name="T201">) </text:span></text:span>voor het installeren en beheren van Debian en op Debian gebaseerd systeem zoals Ubuntu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95"><text:span text:style-name="Strong_20_Emphasis"><text:span text:style-name="T89">T</text:span></text:span><text:span text:style-name="Strong_20_Emphasis"><text:span text:style-name="T52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89">(</text:span></text:span><text:span text:style-name="Strong_20_Emphasis"><text:span text:style-name="T90">d</text:span></text:span><text:span text:style-name="Strong_20_Emphasis"><text:span text:style-name="T51">ruk op de </text:span></text:span><text:span text:style-name="Strong_20_Emphasis"><text:span text:style-name="T63">Super</text:span></text:span><text:span text:style-name="Strong_20_Emphasis"><text:span text:style-name="T51">-toets</text:span></text:span><text:span text:style-name="Strong_20_Emphasis"><text:span text:style-name="T51"><text:note text:id="ftn4" text:note-class="footnote"><text:note-citation>4</text:note-citation><text:note-body><text:p text:style-name="P23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0"> </text:span></text:span><text:span text:style-name="Strong_20_Emphasis"><text:span text:style-name="T89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06">Terminalvenster</text:span></text:span><text:span text:style-name="Strong_20_Emphasis"><text:span text:style-name="T56">.</text:span></text:span><text:span text:style-name="Strong_20_Emphasis"><text:span text:style-name="T53"> 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46"/></text:span></text:p>
          </table:table-cell>
          <table:table-cell table:style-name="_31_._5f_Installatie_5f_voorbereiden.D5" office:value-type="string">
            <text:p text:style-name="P56"><text:span text:style-name="T4">Typ</text:span><text:span text:style-name="Strong_20_Emphasis"><text:span text:style-name="T57">, of </text:span></text:span><text:span text:style-name="Strong_20_Emphasis"><text:span text:style-name="T53">kopieer en plak, de</text:span></text:span><text:span text:style-name="Strong_20_Emphasis"><text:span text:style-name="T58">z</text:span></text:span><text:span text:style-name="Strong_20_Emphasis"><text:span text:style-name="T53">e </text:span></text:span><text:span text:style-name="Strong_20_Emphasis"><text:span text:style-name="T59">drie </text:span></text:span><text:span text:style-name="Strong_20_Emphasis"><text:span text:style-name="T53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5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5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5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59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94"><draw:control text:anchor-type="as-char" draw:z-index="21" draw:name="Vorm 6" draw:style-name="gr1" draw:text-style-name="P101" svg:width="0.35cm" svg:height="0.35cm" draw:control="control22"/></text:span></text:span></text:p>
          </table:table-cell>
          <table:table-cell table:style-name="_31_._5f_Installatie_5f_voorbereiden.D11" office:value-type="string">
            <text:p text:style-name="P54"><text:span text:style-name="Strong_20_Emphasis"><text:span text:style-name="T50">Bereid de installatie voor</text:span></text:span><text:span text:style-name="Strong_20_Emphasis"><text:span text:style-name="T48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5"><text:span text:style-name="Strong_20_Emphasis"><text:span text:style-name="T52">Typ </text:span></text:span><text:span text:style-name="Strong_20_Emphasis"><text:span text:style-name="T107">men</text:span></text:span><text:span text:style-name="Strong_20_Emphasis"><text:span text:style-name="T108">u</text:span></text:span><text:span text:style-name="Strong_20_Emphasis"><text:span text:style-name="T51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 </text:span></text:span><text:span text:style-name="Strong_20_Emphasis"><text:span text:style-name="T88">als nodig) </text:span></text:span><text:span text:style-name="Strong_20_Emphasis"><text:span text:style-name="T6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</text:span></text:span><text:span text:style-name="Strong_20_Emphasis"><text:span text:style-name="T95">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3" office:value-type="string">
            <text:p text:style-name="P74"><text:span text:style-name="Strong_20_Emphasis"><text:span text:style-name="T65">K</text:span></text:span><text:span text:style-name="Strong_20_Emphasis"><text:span text:style-name="T66">ie</text:span></text:span><text:span text:style-name="Strong_20_Emphasis"><text:span text:style-name="T67">s</text:span></text:span><text:span text:style-name="Strong_20_Emphasis"><text:span text:style-name="T61"> </text:span></text:span><text:span text:style-name="Strong_20_Emphasis"><text:span text:style-name="T126">1</text:span></text:span><text:span text:style-name="Strong_20_Emphasis"><text:span text:style-name="T127"> </text:span></text:span><text:span text:style-name="Strong_20_Emphasis"><text:span text:style-name="T128">In</text:span></text:span><text:span text:style-name="Strong_20_Emphasis"><text:span text:style-name="T121">stallatie voorbereid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3">klik op </text:span></text:span><text:span text:style-name="Strong_20_Emphasis"><text:span text:style-name="T113">Verder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4" office:value-type="string">
            <text:p text:style-name="P60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8"/>
      <text:list xml:id="list185652523019239" text:continue-numbering="true" text:style-name="L1">
        <text:list-item>
          <text:p text:style-name="P98"><text:bookmark-start text:name="__RefNumPara__4009_1271708128"/>Installatie uitvoeren<text:bookmark-end text:name="__RefNumPara__4009_1271708128"/></text:p>
        </text:list-item>
      </text:list>
      <text:p text:style-name="P3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4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255">Start de computer op vanaf </text:span><text:span text:style-name="T256">een </text:span><text:span text:style-name="T249"><text:user-field-get text:name="Distro">Debian</text:user-field-get></text:span><text:span text:style-name="T250"><text:s/></text:span><text:span text:style-name="T250"><text:user-field-get text:name="Version">12</text:user-field-get></text:span><text:span text:style-name="Strong_20_Emphasis"><text:span text:style-name="T247"><text:s/></text:span></text:span><text:span text:style-name="T257">Live</text:span><text:span text:style-name="T140"><text:note text:id="ftn5" text:note-class="footnote"><text:note-citation>1</text:note-citation><text:note-body><text:p text:style-name="P25"><text:span text:style-name="T315">Vanaf ee</text:span>n Live <text:span text:style-name="T334">usb</text:span><text:span text:style-name="T317">-stick </text:span><text:span text:style-name="T323">(</text:span><text:span text:style-name="T317">of </text:span><text:span text:style-name="T323">dvd</text:span><text:span text:style-name="T261">)</text:span><text:span text:style-name="T318"> </text:span>kunt <text:span text:style-name="T315">u opstarten en</text:span> met <text:span text:style-name="T276"><text:user-field-get text:name="Distro">Debian</text:user-field-get></text:span><text:span text:style-name="T277"><text:s/></text:span>werken zonder deze te installeren.</text:p></text:note-body></text:note></text:span><text:span text:style-name="T139"> </text:span><text:span text:style-name="T144">usb</text:span><text:span text:style-name="T141">-stick</text:span><text:span text:style-name="T141"><text:note text:id="ftn6" text:note-class="footnote"><text:note-citation>2</text:note-citation><text:note-body><text:p text:style-name="P72"><text:span text:style-name="T15">D</text:span><text:span text:style-name="Strong_20_Emphasis"><text:span text:style-name="T149">ow</text:span></text:span><text:span text:style-name="Strong_20_Emphasis"><text:span text:style-name="T150">nload </text:span></text:span><text:span text:style-name="Strong_20_Emphasis"><text:span text:style-name="T147">e</text:span></text:span><text:span text:style-name="Strong_20_Emphasis"><text:span text:style-name="T151">e</text:span></text:span><text:span text:style-name="Strong_20_Emphasis"><text:span text:style-name="T152">n</text:span></text:span><text:span text:style-name="Strong_20_Emphasis"><text:span text:style-name="T175"> </text:span></text:span><text:span text:style-name="Strong_20_Emphasis"><text:span text:style-name="T204">cd</text:span></text:span><text:span text:style-name="Strong_20_Emphasis"><text:span text:style-name="T198">-beeldbestand</text:span></text:span><text:span text:style-name="Strong_20_Emphasis"><text:span text:style-name="T150"> </text:span></text:span><text:span text:style-name="Strong_20_Emphasis"><text:span text:style-name="T160">(.iso) </text:span></text:span><text:span text:style-name="Strong_20_Emphasis"><text:span text:style-name="T153">v</text:span></text:span><text:span text:style-name="Strong_20_Emphasis"><text:span text:style-name="T154">anaf</text:span></text:span><text:span text:style-name="Strong_20_Emphasis"><text:span text:style-name="T155"> </text:span></text:span><text:a xlink:type="simple" xlink:href="https://www.debian.org/CD/live/" text:style-name="Internet_20_link" text:visited-style-name="Visited_20_Internet_20_Link"><text:span text:style-name="Strong_20_Emphasis"><text:span text:style-name="T320">debian.org/cd/live</text:span></text:span></text:a><text:span text:style-name="Strong_20_Emphasis"><text:span text:style-name="T155">, </text:span></text:span><text:span text:style-name="Strong_20_Emphasis"><text:span text:style-name="T161">klik onder </text:span></text:span><text:span text:style-name="Strong_20_Emphasis"><text:span text:style-name="T166">DVD/USB</text:span></text:span><text:span text:style-name="Strong_20_Emphasis"><text:span text:style-name="T161"> op </text:span></text:span><text:span text:style-name="Strong_20_Emphasis"><text:span text:style-name="T166">amd64</text:span></text:span><text:span text:style-name="Strong_20_Emphasis"><text:span text:style-name="T161">.</text:span></text:span><text:span text:style-name="Strong_20_Emphasis"><text:span text:style-name="T155"><text:line-break/></text:span></text:span><text:span text:style-name="Strong_20_Emphasis"><text:span text:style-name="T158">K</text:span></text:span><text:span text:style-name="Strong_20_Emphasis"><text:span text:style-name="T159">lik op</text:span></text:span><text:span text:style-name="Strong_20_Emphasis"><text:span text:style-name="T156"> </text:span></text:span><text:span text:style-name="T163">debian-live-1</text:span><text:span text:style-name="T166">2</text:span><text:span text:style-name="T163">.</text:span><text:span text:style-name="T167">x</text:span><text:span text:style-name="T163">.</text:span><text:span text:style-name="T167">y</text:span><text:span text:style-name="T164">-</text:span><text:span text:style-name="T163">amd64-</text:span><text:span text:style-name="T164">gnome</text:span><text:span text:style-name="T165">.iso</text:span><text:span text:style-name="Strong_20_Emphasis"><text:span text:style-name="T150">.<text:line-break/></text:span></text:span><text:span text:style-name="Strong_20_Emphasis"><text:span text:style-name="T157">P</text:span></text:span><text:span text:style-name="T15">laats een </text:span><text:span text:style-name="T18">usb</text:span><text:span text:style-name="T15">-stick </text:span><text:span text:style-name="T16">van </text:span><text:span text:style-name="T15">min</text:span><text:span text:style-name="T17">imaal </text:span><text:span text:style-name="T15">4 GB.</text:span></text:p><text:p text:style-name="P66"><text:span text:style-name="T15"><text:tab/></text:span><text:span text:style-name="Strong_20_Emphasis"><text:span text:style-name="T186">Zoek</text:span></text:span><text:span text:style-name="Strong_20_Emphasis"><text:span text:style-name="T187"> </text:span></text:span><text:span text:style-name="Strong_20_Emphasis"><text:span text:style-name="T206">s</text:span></text:span><text:span text:style-name="Strong_20_Emphasis"><text:span text:style-name="T207">ch</text:span></text:span><text:span text:style-name="Strong_20_Emphasis"><text:span text:style-name="T187"> en klik op het pictogram van</text:span></text:span><text:span text:style-name="Strong_20_Emphasis"><text:span text:style-name="T188"> </text:span></text:span><text:span text:style-name="Strong_20_Emphasis"><text:span text:style-name="T209">Schijven</text:span></text:span><text:span text:style-name="Strong_20_Emphasis"><text:span text:style-name="T189">. Selecteer de </text:span></text:span><text:span text:style-name="Strong_20_Emphasis"><text:span text:style-name="T205">usb</text:span></text:span><text:span text:style-name="Strong_20_Emphasis"><text:span text:style-name="T189">-stick in de lijst van schijven aan de linkerkant en klik rechtsboven op </text:span></text:span><text:span text:style-name="Strong_20_Emphasis"><text:span text:style-name="T208">Schijfinstellingen</text:span></text:span><text:span text:style-name="Strong_20_Emphasis"><text:span text:style-name="T189"> </text:span></text:span><text:span text:style-name="Strong_20_Emphasis"><text:span text:style-name="T208">⋮</text:span></text:span><text:span text:style-name="Strong_20_Emphasis"><text:span text:style-name="T189"> (icoontje met de drie puntjes).</text:span></text:span></text:p><text:p text:style-name="P71"><text:span text:style-name="Strong_20_Emphasis"><text:span text:style-name="T189"><text:tab/>Kies </text:span></text:span><text:span text:style-name="Strong_20_Emphasis"><text:span text:style-name="T208">Schijfkopie terugzetten</text:span></text:span><text:span text:style-name="Strong_20_Emphasis"><text:span text:style-name="T189"> en selecteer </text:span></text:span><text:span text:style-name="Strong_20_Emphasis"><text:span text:style-name="T200">het net</text:span></text:span><text:span text:style-name="Strong_20_Emphasis"><text:span text:style-name="T198"> gedownloade </text:span></text:span><text:span text:style-name="Strong_20_Emphasis"><text:span text:style-name="T204">cd</text:span></text:span><text:span text:style-name="Strong_20_Emphasis"><text:span text:style-name="T198">-beeldbestand </text:span></text:span><text:span text:style-name="Strong_20_Emphasis"><text:span text:style-name="T199">(.iso)</text:span></text:span><text:span text:style-name="Strong_20_Emphasis"><text:span text:style-name="T198">.</text:span></text:span></text:p><text:p text:style-name="P66"><text:span text:style-name="Strong_20_Emphasis"><text:span text:style-name="T189"><text:tab/>Klik op </text:span></text:span><text:span text:style-name="Strong_20_Emphasis"><text:span text:style-name="T208">Terugzetten starten</text:span></text:span><text:span text:style-name="Strong_20_Emphasis"><text:span text:style-name="T189"> en vervolgens op </text:span></text:span><text:span text:style-name="Strong_20_Emphasis"><text:span text:style-name="T208">Terugzetten</text:span></text:span><text:span text:style-name="Strong_20_Emphasis"><text:span text:style-name="T190">.<text:line-break/></text:span></text:span><text:span text:style-name="Strong_20_Emphasis"><text:span text:style-name="T202">O</text:span></text:span><text:span text:style-name="Strong_20_Emphasis"><text:span text:style-name="T191">f </text:span></text:span><text:span text:style-name="Strong_20_Emphasis"><text:span text:style-name="T192">gebruik </text:span></text:span><text:span text:style-name="Strong_20_Emphasis"><text:span text:style-name="T193">het programma </text:span></text:span><text:span text:style-name="Strong_20_Emphasis"><text:span text:style-name="T177">Etche</text:span></text:span><text:span text:style-name="Strong_20_Emphasis"><text:span text:style-name="T178">r</text:span></text:span><text:span text:style-name="Strong_20_Emphasis"><text:span text:style-name="T193"> </text:span></text:span><text:span text:style-name="Strong_20_Emphasis"><text:span text:style-name="T194">(</text:span></text:span><text:a xlink:type="simple" xlink:href="https://www.balena.io/etcher/" text:style-name="Internet_20_link" text:visited-style-name="Visited_20_Internet_20_Link"><text:span text:style-name="Strong_20_Emphasis"><text:span text:style-name="T321">etcher.io</text:span></text:span></text:a><text:span text:style-name="Strong_20_Emphasis"><text:span text:style-name="T194">) </text:span></text:span><text:span text:style-name="Strong_20_Emphasis"><text:span text:style-name="T203">dat </text:span></text:span><text:span text:style-name="Strong_20_Emphasis"><text:span text:style-name="T191">beschikbaar </text:span></text:span><text:span text:style-name="Strong_20_Emphasis"><text:span text:style-name="T203">is </text:span></text:span><text:span text:style-name="Strong_20_Emphasis"><text:span text:style-name="T191">voor </text:span></text:span><text:span text:style-name="Strong_20_Emphasis"><text:span text:style-name="T189">Windows, </text:span></text:span><text:span text:style-name="Strong_20_Emphasis"><text:span text:style-name="T195">mac</text:span></text:span><text:span text:style-name="Strong_20_Emphasis"><text:span text:style-name="T196">OS</text:span></text:span><text:span text:style-name="Strong_20_Emphasis"><text:span text:style-name="T193">, </text:span></text:span><text:span text:style-name="Strong_20_Emphasis"><text:span text:style-name="T194">en </text:span></text:span><text:span text:style-name="Strong_20_Emphasis"><text:span text:style-name="T193">Linux</text:span></text:span><text:span text:style-name="Strong_20_Emphasis"><text:span text:style-name="T197">.</text:span></text:span></text:p></text:note-body></text:note></text:span><text:span text:style-name="T139"> </text:span><text:span text:style-name="T145">of dvd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" office:value-type="string">
            <text:p text:style-name="P93"><text:span text:style-name="T142">Opstart/</text:span><text:span text:style-name="T143">bootmenu</text:span><text:span text:style-name="T142"> </text:span><text:span text:style-name="T139">via </text:span><text:span text:style-name="Definition"><text:span text:style-name="T5">opstartmenu</text:span></text:span><text:span text:style-name="T139"> </text:span><text:span text:style-name="T146">en </text:span><text:span text:style-name="T142">instellingen/</text:span><text:span text:style-name="T143">setup</text:span><text:span text:style-name="T139"> via </text:span><text:span text:style-name="Definition"><text:span text:style-name="T5">instellingen</text:span>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46"/></text:span></text:p>
          </table:table-cell>
          <table:table-cell table:style-name="_32_._5f_Installatie_5f_uitvoeren.C3" office:value-type="string">
            <text:p text:style-name="P47"><text:span text:style-name="Strong_20_Emphasis"><text:span text:style-name="T99">D</text:span></text:span><text:span text:style-name="Strong_20_Emphasis"><text:span text:style-name="T96">ruk op de </text:span></text:span><text:span text:style-name="Strong_20_Emphasis"><text:span text:style-name="T97">Enter</text:span></text:span><text:span text:style-name="Strong_20_Emphasis"><text:span text:style-name="T96">-toets </text:span></text:span><text:span text:style-name="Strong_20_Emphasis"><text:span text:style-name="T99">(</text:span></text:span><text:span text:style-name="Strong_20_Emphasis"><text:span text:style-name="T115">Live </text:span></text:span><text:span text:style-name="Strong_20_Emphasis"><text:span text:style-name="T116">system (amd64)</text:span></text:span><text:span text:style-name="Strong_20_Emphasis"><text:span text:style-name="T99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4" office:value-type="string">
            <text:p text:style-name="P18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5" office:value-type="string">
            <text:p text:style-name="P45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6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94"><draw:control text:anchor-type="as-char" draw:z-index="13" draw:name="Vorm13_1" draw:style-name="gr1" draw:text-style-name="P101" svg:width="0.35cm" svg:height="0.35cm" draw:control="control14"/></text:span></text:span></text:p>
          </table:table-cell>
          <table:table-cell table:style-name="_32_._5f_Installatie_5f_uitvoeren.C7" office:value-type="string">
            <text:p text:style-name="P92"><text:span text:style-name="Strong_20_Emphasis"><text:span text:style-name="T38">Start de installatie</text:span></text:span><text:span text:style-name="Strong_20_Emphasis"><text:span text:style-name="T101"> </text:span></text:span><text:span text:style-name="Strong_20_Emphasis"><text:span text:style-name="T48">via </text:span></text:span><text:span text:style-name="Strong_20_Emphasis"><text:span text:style-name="T50">een </text:span></text:span><text:span text:style-name="Strong_20_Emphasis"><text:span text:style-name="T70">klik op </text:span></text:span><text:span text:style-name="Strong_20_Emphasis"><text:span text:style-name="T109">Activities</text:span></text:span><text:span text:style-name="Strong_20_Emphasis"><text:span text:style-name="T70"> en </text:span></text:span><text:span text:style-name="Strong_20_Emphasis"><text:span text:style-name="T71">een </text:span></text:span><text:span text:style-name="Strong_20_Emphasis"><text:span text:style-name="T70">klik op</text:span></text:span><text:span text:style-name="Strong_20_Emphasis"><text:span text:style-name="T72"> </text:span></text:span><text:span text:style-name="Strong_20_Emphasis"><text:span text:style-name="T110">Install Debian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8" office:value-type="string">
            <text:p text:style-name="P88"><text:span text:style-name="T337">Indien</text:span> gevraagd, typ wachtwoord <text:span text:style-name="T336">live</text:span>.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9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45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1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1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94"><draw:control text:anchor-type="as-char" draw:z-index="18" draw:name="Vorm13_ 1" draw:style-name="gr1" draw:text-style-name="P101" svg:width="0.35cm" svg:height="0.35cm" draw:control="control19"/></text:span></text:span></text:p>
          </table:table-cell>
          <table:table-cell table:style-name="_32_._5f_Installatie_5f_uitvoeren.C12" office:value-type="string">
            <text:p text:style-name="P91"><text:span text:style-name="Strong_20_Emphasis"><text:span text:style-name="T38">Bij </text:span></text:span><text:span text:style-name="Strong_20_Emphasis"><text:span text:style-name="T117">Welcome</text:span></text:span><text:span text:style-name="Strong_20_Emphasis"><text:span text:style-name="T38"> kies </text:span></text:span><text:span text:style-name="Strong_20_Emphasis"><text:span text:style-name="T117">Nederlands</text:span></text:span><text:span text:style-name="Strong_20_Emphasis"><text:span text:style-name="T38"> en klik op </text:span></text:span><text:span text:style-name="Strong_20_Emphasis"><text:span text:style-name="T117">V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46"/></text:span></text:p>
          </table:table-cell>
          <table:table-cell table:style-name="_32_._5f_Installatie_5f_uitvoeren.C13" office:value-type="string">
            <text:p text:style-name="P19">Bij <text:span text:style-name="T316">Locatie</text:span> kies bij <text:span text:style-name="T316">Regio</text:span> voor <text:span text:style-name="T316">Europa</text:span> en klik op <text:span text:style-name="T316">Volgende</text:span>.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46"/></text:span></text:p>
          </table:table-cell>
          <table:table-cell table:style-name="_32_._5f_Installatie_5f_uitvoeren.C14" office:value-type="string">
            <text:p text:style-name="P19">Bij <text:span text:style-name="T316">Toetsenbord</text:span> kies <text:span text:style-name="T316">English (US)</text:span> en klik op <text:span text:style-name="T316">Volgende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5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4"><draw:control text:anchor-type="as-char" draw:z-index="3" draw:name="Vorm13" draw:style-name="gr1" draw:text-style-name="P101" svg:width="0.35cm" svg:height="0.35cm" draw:control="control4"/></text:span></text:span></text:p>
          </table:table-cell>
          <table:table-cell table:style-name="_32_._5f_Installatie_5f_uitvoeren.C16" office:value-type="string">
            <text:p text:style-name="P90"><text:span text:style-name="Strong_20_Emphasis"><text:span text:style-name="T98">Bij </text:span></text:span><text:span text:style-name="Strong_20_Emphasis"><text:span text:style-name="T114">Gebruikers</text:span></text:span><text:span text:style-name="Strong_20_Emphasis"><text:span text:style-name="T98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7" office:value-type="string">
            <text:p text:style-name="P89"><text:span text:style-name="Strong_20_Emphasis"><text:span text:style-name="T100">V</text:span></text:span><text:span text:style-name="Strong_20_Emphasis"><text:span text:style-name="T98">ul in </text:span></text:span><text:span text:style-name="Strong_20_Emphasis"><text:span text:style-name="T118">Wat is je naam?</text:span></text:span><text:span text:style-name="Strong_20_Emphasis"><text:span text:style-name="T40"> </text:span></text:span><text:span text:style-name="Definition"><text:span text:style-name="T9">gebruiker</text:span></text:span><text:span text:style-name="Strong_20_Emphasis"><text:span text:style-name="T91">,</text:span></text:span><text:span text:style-name="Strong_20_Emphasis"><text:span text:style-name="T92"><text:line-break/></text:span></text:span><text:span text:style-name="Strong_20_Emphasis"><text:span text:style-name="T118">Welke naam wil je gebruiken om in te loggen?</text:span></text:span><text:span text:style-name="Strong_20_Emphasis"><text:span text:style-name="T41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8">,<text:line-break/></text:span></text:span><text:span text:style-name="Strong_20_Emphasis"><text:span text:style-name="T119">Wat is de </text:span></text:span><text:span text:style-name="Strong_20_Emphasis"><text:span text:style-name="T118">naam van deze </text:span></text:span><text:span text:style-name="Strong_20_Emphasis"><text:span text:style-name="T119">computer</text:span></text:span><text:span text:style-name="Strong_20_Emphasis"><text:span text:style-name="T42"> </text:span></text:span><text:span text:style-name="Definition"><text:span text:style-name="T9">computernaam</text:span></text:span><text:span text:style-name="Strong_20_Emphasis"><text:span text:style-name="T40">,</text:span></text:span></text:p>
            <text:p text:style-name="P89"><text:span text:style-name="Strong_20_Emphasis"><text:span text:style-name="T41">v</text:span></text:span><text:span text:style-name="Strong_20_Emphasis"><text:span text:style-name="T40">ul </text:span></text:span><text:span text:style-name="Strong_20_Emphasis"><text:span text:style-name="T43">tweemaal het </text:span></text:span><text:span text:style-name="Strong_20_Emphasis"><text:span text:style-name="T120">wachtwoord</text:span></text:span><text:span text:style-name="Strong_20_Emphasis"><text:span text:style-name="T43"> </text:span></text:span><text:span text:style-name="Strong_20_Emphasis"><text:span text:style-name="T40">in</text:span></text:span><text:span text:style-name="Strong_20_Emphasis"><text:span text:style-name="T103">,</text:span></text:span><text:span text:style-name="Strong_20_Emphasis"><text:span text:style-name="T40"> </text:span></text:span><text:span text:style-name="Strong_20_Emphasis"><text:span text:style-name="T44">en </text:span></text:span><text:span text:style-name="Strong_20_Emphasis"><text:span text:style-name="T40">kl</text:span></text:span><text:span text:style-name="Strong_20_Emphasis"><text:span text:style-name="T37">ik op </text:span></text:span><text:span text:style-name="Strong_20_Emphasis"><text:span text:style-name="T122">V</text:span></text:span><text:span text:style-name="Strong_20_Emphasis"><text:span text:style-name="T123">olgende</text:span></text:span><text:span text:style-name="Strong_20_Emphasis"><text:span text:style-name="T37">.</text:span></text:span></text:p>
          </table:table-cell>
        </table:table-row>
      </table:table>
      <text:p text:style-name="P49"><text:span text:style-name="Strong_20_Emphasis"><text:span text:style-name="T102"/></text:span></text:p>
      <text:list xml:id="list185653657693542" text:continue-numbering="true" text:style-name="L1">
        <text:list-item>
          <text:p text:style-name="P100"><text:span text:style-name="Strong_20_Emphasis"><text:span text:style-name="T133">Installatie </text:span></text:span><text:span text:style-name="Strong_20_Emphasis"><text:span text:style-name="T134">afronden</text:span></text:span></text:p>
        </text:list-item>
      </text:list>
      <text:p text:style-name="P50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4"><draw:control text:anchor-type="as-char" draw:z-index="4" draw:name="Vorm22" draw:style-name="gr1" draw:text-style-name="P10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2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><text:span text:style-name="Strong_20_Emphasis"><text:span text:style-name="T93"/></text:span></text:p>
          </table:table-cell>
          <table:table-cell table:style-name="_33_._5f_Installatie_5f_afronden.C3" office:value-type="string">
            <text:p text:style-name="P9"><text:span text:style-name="Strong_20_Emphasis">Volg de aanwijzingen op de </text:span><text:span text:style-name="Strong_20_Emphasis"><text:span text:style-name="T32">welkomst</text:span></text:span><text:span text:style-name="Strong_20_Emphasis">schermen.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4"><draw:control text:anchor-type="as-char" draw:z-index="12" draw:name="Vorm4_1" draw:style-name="gr1" draw:text-style-name="P101" svg:width="0.35cm" svg:height="0.35cm" draw:control="control13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46">Installeer </text:span></text:span><text:span text:style-name="Strong_20_Emphasis"><text:span text:style-name="T81">pakket kz</text:span></text:span><text:span text:style-name="Strong_20_Emphasis"><text:span text:style-name="T81"><text:note text:id="ftn7" text:note-class="footnote"><text:note-citation>1</text:note-citation><text:note-body><text:p text:style-name="P68"><text:span text:style-name="T325">Debian-</text:span><text:span text:style-name="T326">p</text:span>akket kz plaatst documenten en scripts van Karel Zimmer <text:span text:style-name="T324">(zie </text:span><text:a xlink:type="simple" xlink:href="https://karelzimmer.nl/" text:style-name="Internet_20_link" text:visited-style-name="Visited_20_Internet_20_Link"><text:span text:style-name="Strong_20_Emphasis"><text:span text:style-name="T322">karelzimmer.nl</text:span></text:span></text:a><text:span text:style-name="Strong_20_Emphasis"><text:span text:style-name="T201">) </text:span></text:span>voor het installeren en beheren van Debian en op Debian gebaseerd systeem zoals Ubuntu.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94"><text:span text:style-name="Strong_20_Emphasis"><text:span text:style-name="T52">T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3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</text:span></text:span><text:span text:style-name="Strong_20_Emphasis"><text:span text:style-name="T51"><text:note text:id="ftn8" text:note-class="footnote"><text:note-citation>2</text:note-citation><text:note-body><text:p text:style-name="P24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6"> </text:span></text:span><text:span text:style-name="Strong_20_Emphasis"><text:span text:style-name="T87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06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46"/></text:span></text:p>
          </table:table-cell>
          <table:table-cell table:style-name="_33_._5f_Installatie_5f_afronden.C7" office:value-type="string">
            <text:p text:style-name="P55"><text:span text:style-name="T4">Typ</text:span><text:span text:style-name="Strong_20_Emphasis"><text:span text:style-name="T57">, of </text:span></text:span><text:span text:style-name="Strong_20_Emphasis"><text:span text:style-name="T53">kopieer en plak, de</text:span></text:span><text:span text:style-name="Strong_20_Emphasis"><text:span text:style-name="T73">z</text:span></text:span><text:span text:style-name="Strong_20_Emphasis"><text:span text:style-name="T74">e</text:span></text:span><text:span text:style-name="Strong_20_Emphasis"><text:span text:style-name="T53"> </text:span></text:span><text:span text:style-name="Strong_20_Emphasis"><text:span text:style-name="T59">drie </text:span></text:span><text:span text:style-name="Strong_20_Emphasis"><text:span text:style-name="T53">opdrachten, ieder gevolgd door de </text:span></text:span><text:span text:style-name="Strong_20_Emphasis"><text:span text:style-name="T49">Enter</text:span></text:span><text:span text:style-name="Strong_20_Emphasis"><text:span text:style-name="T48">-toets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5"><text:span text:style-name="User_20_Entry"><text:span text:style-name="T24">sudo</text:span></text:span><text:span text:style-name="User_20_Entry"><text:span text:style-name="T25"> </text:span></text:span><text:span text:style-name="User_20_Entry"><text:span text:style-name="T2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5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5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8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94"><draw:control text:anchor-type="as-char" draw:z-index="5" draw:name="Vorm33" draw:style-name="gr1" draw:text-style-name="P101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3"><text:span text:style-name="Strong_20_Emphasis"><text:span text:style-name="T75">Rond de</text:span></text:span><text:span text:style-name="Strong_20_Emphasis"><text:span text:style-name="T76"> installatie </text:span></text:span><text:span text:style-name="Strong_20_Emphasis"><text:span text:style-name="T75">af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4" office:value-type="string">
            <text:p text:style-name="P94"><text:span text:style-name="Strong_20_Emphasis"><text:span text:style-name="T88">T</text:span></text:span><text:span text:style-name="Strong_20_Emphasis"><text:span text:style-name="T52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1"> </text:span></text:span><text:span text:style-name="Strong_20_Emphasis"><text:span text:style-name="T88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 </text:span></text:span><text:span text:style-name="Strong_20_Emphasis"><text:span text:style-name="T88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6"/></text:span></text:p>
          </table:table-cell>
          <table:table-cell table:style-name="_33_._5f_Installatie_5f_afronden.C15" office:value-type="string">
            <text:p text:style-name="P57"><text:span text:style-name="Strong_20_Emphasis"><text:span text:style-name="T68">K</text:span></text:span><text:span text:style-name="Strong_20_Emphasis"><text:span text:style-name="T66">ie</text:span></text:span><text:span text:style-name="Strong_20_Emphasis"><text:span text:style-name="T67">s </text:span></text:span><text:span text:style-name="Strong_20_Emphasis"><text:span text:style-name="T129">3 </text:span></text:span><text:span text:style-name="Strong_20_Emphasis"><text:span text:style-name="T130">Installatie</text:span></text:span><text:span text:style-name="Strong_20_Emphasis"><text:span text:style-name="T131"> </text:span></text:span><text:span text:style-name="Strong_20_Emphasis"><text:span text:style-name="T132">afrond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3">klik op </text:span></text:span><text:span text:style-name="Strong_20_Emphasis"><text:span text:style-name="T113">Verder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6" office:value-type="string">
            <text:p text:style-name="P60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50"><text:span text:style-name="Strong_20_Emphasis"><text:span text:style-name="T45"><text:tab/></text:span></text:span></text:p>
      <text:p text:style-name="P51"><text:span text:style-name="Strong_20_Emphasis"><text:span text:style-name="T61"><text:tab/></text:span></text:span></text:p>
      <text:list xml:id="list185654247881504" text:continue-numbering="true" text:style-name="L1">
        <text:list-item>
          <text:p text:style-name="P99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14" draw:name="Vorm36_0" draw:style-name="gr1" draw:text-style-name="P101" svg:width="0.35cm" svg:height="0.35cm" draw:control="control15"/></text:span></text:span></text:p>
          </table:table-cell>
          <table:table-cell table:style-name="Tabel2.A1" office:value-type="string">
            <text:p text:style-name="P86"><text:span text:style-name="Strong_20_Emphasis"><text:span text:style-name="T94"><draw:control text:anchor-type="as-char" draw:z-index="22" draw:name="Vorm36_ 1" draw:style-name="gr1" draw:text-style-name="P101" svg:width="0.35cm" svg:height="0.35cm" draw:control="control23"/></text:span></text:span></text:p>
          </table:table-cell>
          <table:table-cell table:style-name="Tabel2.D1" office:value-type="string">
            <text:p text:style-name="P43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7"><text:note text:id="ftn9" text:note-class="footnote"><text:note-citation>1</text:note-citation><text:note-body><text:p text:style-name="P63"><text:span text:style-name="User_20_Entry"><text:span text:style-name="T148">E</text:span></text:span><text:span text:style-name="User_20_Entry"><text:span text:style-name="T168">v</text:span></text:span><text:span text:style-name="User_20_Entry"><text:span text:style-name="T169">en</text:span></text:span><text:span text:style-name="User_20_Entry"><text:span text:style-name="T171">t</text:span></text:span><text:span text:style-name="User_20_Entry"><text:span text:style-name="T172">uele </text:span></text:span><text:span text:style-name="User_20_Entry"><text:span text:style-name="T173">extra </text:span></text:span><text:span text:style-name="Definition"><text:span text:style-name="T319">gebruiker</text:span></text:span><text:span text:style-name="User_20_Entry"><text:span text:style-name="T173">s aanmelden </text:span></text:span><text:span text:style-name="User_20_Entry"><text:span text:style-name="T174">en dezelfde stappen uitvoeren</text:span></text:span><text:span text:style-name="User_20_Entry"><text:span text:style-name="T170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8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2">welkomst</text:span></text:span><text:span text:style-name="Strong_20_Emphasis"><text:span text:style-name="T35">scherm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15" draw:name="Vorm36_2" draw:style-name="gr1" draw:text-style-name="P101" svg:width="0.35cm" svg:height="0.35cm" draw:control="control16"/></text:span></text:span></text:p>
          </table:table-cell>
          <table:table-cell table:style-name="Tabel2.A1" office:value-type="string">
            <text:p text:style-name="P87"><text:span text:style-name="Strong_20_Emphasis"><text:span text:style-name="T94"><draw:control text:anchor-type="as-char" draw:z-index="23" draw:name="Vorm36_ 2" draw:style-name="gr1" draw:text-style-name="P101" svg:width="0.35cm" svg:height="0.35cm" draw:control="control24"/></text:span></text:span></text:p>
          </table:table-cell>
          <table:table-cell table:style-name="Tabel2.D5" office:value-type="string">
            <text:p text:style-name="P42"><text:span text:style-name="Strong_20_Emphasis"><text:span text:style-name="T77">R</text:span></text:span><text:span text:style-name="Strong_20_Emphasis"><text:span text:style-name="T78">icht </text:span></text:span><text:span text:style-name="Strong_20_Emphasis"><text:span text:style-name="T79">de </text:span></text:span><text:span text:style-name="Strong_20_Emphasis"><text:span text:style-name="T84">gebruiker</text:span></text:span><text:span text:style-name="Strong_20_Emphasis"><text:span text:style-name="T78"> </text:span></text:span><text:span text:style-name="Strong_20_Emphasis"><text:span text:style-name="T80">in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8"><text:span text:style-name="Strong_20_Emphasis"><text:span text:style-name="T86">T</text:span></text:span><text:span text:style-name="Strong_20_Emphasis"><text:span text:style-name="T52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1"> </text:span></text:span><text:span text:style-name="Strong_20_Emphasis"><text:span text:style-name="T87">(d</text:span></text:span><text:span text:style-name="Strong_20_Emphasis"><text:span text:style-name="T85">ruk</text:span></text:span><text:span text:style-name="Strong_20_Emphasis"><text:span text:style-name="T50"> op</text:span></text:span><text:span text:style-name="Strong_20_Emphasis"><text:span text:style-name="T56"> de </text:span></text:span><text:span text:style-name="Strong_20_Emphasis"><text:span text:style-name="T63">Super</text:span></text:span><text:span text:style-name="Strong_20_Emphasis"><text:span text:style-name="T56">-toets</text:span></text:span><text:span text:style-name="Strong_20_Emphasis"><text:span text:style-name="T51"><text:note text:id="ftn10" text:note-class="footnote"><text:note-citation>2</text:note-citation><text:note-body><text:p text:style-name="P24"><text:span text:style-name="T225">De </text:span><text:span text:style-name="T226">Super</text:span><text:span text:style-name="T225">-toets is de Windows-toets, Command-toets </text:span><text:span text:style-name="T227">(Apple)</text:span><text:span text:style-name="T225">, of Vergrootglas-toets </text:span><text:span text:style-name="T227">(Chromebook)</text:span><text:span text:style-name="T225">.</text:span></text:p></text:note-body></text:note></text:span></text:span><text:span text:style-name="Strong_20_Emphasis"><text:span text:style-name="T56"> </text:span></text:span><text:span text:style-name="Strong_20_Emphasis"><text:span text:style-name="T87">als nodig) </text:span></text:span><text:span text:style-name="Strong_20_Emphasis"><text:span text:style-name="T54">e</text:span></text:span><text:span text:style-name="Strong_20_Emphasis"><text:span text:style-name="T48">n </text:span></text:span><text:span text:style-name="Strong_20_Emphasis"><text:span text:style-name="T55">k</text:span></text:span><text:span text:style-name="Strong_20_Emphasis"><text:span text:style-name="T48">lik op het pictogram van </text:span></text:span><text:span text:style-name="Strong_20_Emphasis"><text:span text:style-name="T124">Installatiem</text:span></text:span><text:span text:style-name="Strong_20_Emphasis"><text:span text:style-name="T125">enu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4"><text:span text:style-name="Strong_20_Emphasis"><text:span text:style-name="T68">K</text:span></text:span><text:span text:style-name="Strong_20_Emphasis"><text:span text:style-name="T66">ie</text:span></text:span><text:span text:style-name="Strong_20_Emphasis"><text:span text:style-name="T67">s </text:span></text:span><text:span text:style-name="Strong_20_Emphasis"><text:span text:style-name="T129">4 </text:span></text:span><text:span text:style-name="Strong_20_Emphasis"><text:span text:style-name="T112">Gebruiker inrichten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83">klik op </text:span></text:span><text:span text:style-name="Strong_20_Emphasis"><text:span text:style-name="T113">Verder</text:span></text:span><text:span text:style-name="Strong_20_Emphasis"><text:span text:style-name="T8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1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0"/>
      <text:p text:style-name="P6"/>
      <text:p text:style-name="P73"><text:span text:style-name="T135">E</text:span><text:span text:style-name="T136">inde c</text:span><text:span text:style-name="T137">hecklist, </text:span><text:span text:style-name="T138">d</text:span><text:span text:style-name="T137">e</text:span><text:span text:style-name="T246"> installatie van </text:span><text:span text:style-name="T246"><text:user-field-get text:name="Distro">Debian</text:user-field-get></text:span><text:span text:style-name="T250"><text:s/></text:span><text:span text:style-name="T250"><text:user-field-get text:name="Version">12</text:user-field-get></text:span><text:span text:style-name="Strong_20_Emphasis"><text:span text:style-name="T247"><text:s/></text:span></text:span><text:span text:style-name="Strong_20_Emphasis"><text:span text:style-name="T248">LTS </text:span></text:span><text:span text:style-name="Strong_20_Emphasis"><text:span text:style-name="T251"><text:user-field-get text:name="Edition">desktop</text:user-field-get></text:span></text:span><text:span text:style-name="Strong_20_Emphasis"><text:span text:style-name="T251"><text:s/></text:span></text:span><text:span text:style-name="T246">is voltooid.</text:span></text:p>
      <text:p text:style-name="P39"/>
      <text:p text:style-name="P33"><text:span text:style-name="Emphasis"><text:span text:style-name="T32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8">Karel Zimmer</text:span></text:span></text:a><text:span text:style-name="Emphasis"><text:span text:style-name="T32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30">CC0 1.0 Universeel</text:span></text:span></text:a><text:span text:style-name="Emphasis"><text:span text:style-name="T327">,</text:span></text:span><text:span text:style-name="Emphasis"><text:span text:style-name="T329"> </text:span></text:span><text:span text:style-name="Strong_20_Emphasis"><text:span text:style-name="T61"><text:user-field-get text:name="Releaseyear">2023</text:user-field-get></text:span></text:span><text:span text:style-name="Emphasis"><text:span text:style-name="T33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8-05T18:56:52.033892492">05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8:56:51.852003552</dc:date>
    <meta:keyword>Installatie</meta:keyword>
    <meta:keyword>Checklist</meta:keyword>
    <meta:keyword>Linux</meta:keyword>
    <meta:editing-cycles>6817</meta:editing-cycles>
    <meta:editing-duration>P12DT2H9M46S</meta:editing-duration>
    <meta:print-date>2021-03-23T20:07:57.967210640</meta:print-date>
    <dc:creator>Karel Zimmer</dc:creator>
    <meta:document-statistic meta:table-count="4" meta:image-count="0" meta:object-count="0" meta:page-count="4" meta:paragraph-count="98" meta:word-count="686" meta:character-count="4683" meta:non-whitespace-character-count="4047"/>
    <meta:user-defined meta:name="Info 1"/>
    <meta:user-defined meta:name="Info 2"/>
    <meta:user-defined meta:name="Info 3"/>
    <meta:user-defined meta:name="Info 4"/>
  </office:meta>
</office:document-meta>
</file>